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a275"/>
    </style:style>
    <style:style style:name="P2" style:family="paragraph" style:parent-style-name="Text_20_body">
      <style:text-properties officeooo:rsid="0001a275" officeooo:paragraph-rsid="0001a275"/>
    </style:style>
    <style:style style:name="T1" style:family="text">
      <style:text-properties officeooo:rsid="0001a275"/>
    </style:style>
    <style:style style:name="T2" style:family="text">
      <style:text-properties officeooo:rsid="0008dc95"/>
    </style:style>
    <style:style style:name="T3" style:family="text">
      <style:text-properties officeooo:rsid="00026405"/>
    </style:style>
    <style:style style:name="T4" style:family="text">
      <style:text-properties officeooo:rsid="00062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ttery</text:span><text:span text:style-name="T2">.deployed().then(function(instance){app=instance;})</text:span></text:p>
      <text:p text:style-name="P2">web3.eth.getAccounts().then(function(acc){accounts=acc;})</text:p>
      <text:p text:style-name="P1"><text:span text:style-name="T1">receipt = await </text:span><text:span text:style-name="T3">app</text:span><text:span text:style-name="T1">.enterLottery( { <text:s/>from: accounts[1], value: web3.utils.toWei(‘</text:span><text:span text:style-name="T4">2</text:span><text:span text:style-name="T1">’, 'ether') })</text:span></text:p>
      <text:p text:style-name="P1">app.enterLottery({from: accounts[2]}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4:22:02.687205017</meta:creation-date>
    <dc:date>2021-05-17T16:13:02.767768245</dc:date>
    <meta:editing-duration>PT2H1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5" meta:character-count="248" meta:non-whitespace-character-count="236"/>
  </office:meta>
</office:document-meta>
</file>